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language="pt" fo:country="PT" officeooo:rsid="001eb9ac" officeooo:paragraph-rsid="0028511c"/>
    </style:style>
    <style:style style:name="P3" style:family="paragraph" style:parent-style-name="Standard">
      <style:text-properties fo:language="pt" fo:country="PT" officeooo:rsid="001d4002" officeooo:paragraph-rsid="001d4002"/>
    </style:style>
    <style:style style:name="P4" style:family="paragraph" style:parent-style-name="Standard">
      <style:text-properties fo:language="pt" fo:country="PT" officeooo:rsid="002a4da7" officeooo:paragraph-rsid="002b7804"/>
    </style:style>
    <style:style style:name="P5" style:family="paragraph" style:parent-style-name="Standard">
      <style:text-properties fo:language="pt" fo:country="PT" officeooo:rsid="001fea7c" officeooo:paragraph-rsid="0028511c"/>
    </style:style>
    <style:style style:name="P6" style:family="paragraph" style:parent-style-name="Standard">
      <style:text-properties fo:language="pt" fo:country="PT" officeooo:rsid="002b7804" officeooo:paragraph-rsid="002b7804"/>
    </style:style>
    <style:style style:name="P7" style:family="paragraph" style:parent-style-name="Standard">
      <style:text-properties fo:language="pt" fo:country="PT" officeooo:paragraph-rsid="002b7804"/>
    </style:style>
    <style:style style:name="P8" style:family="paragraph" style:parent-style-name="Standard">
      <style:text-properties fo:language="pt" fo:country="PT" officeooo:rsid="003a6377" officeooo:paragraph-rsid="003a6377"/>
    </style:style>
    <style:style style:name="P9" style:family="paragraph" style:parent-style-name="Standard">
      <style:text-properties fo:language="pt" fo:country="PT" officeooo:rsid="003a6377" officeooo:paragraph-rsid="003abca2"/>
    </style:style>
    <style:style style:name="P10" style:family="paragraph" style:parent-style-name="Standard">
      <style:text-properties fo:language="pt" fo:country="PT" officeooo:rsid="003a6377" officeooo:paragraph-rsid="003ad20b"/>
    </style:style>
    <style:style style:name="P11" style:family="paragraph" style:parent-style-name="Standard">
      <style:text-properties fo:language="pt" fo:country="PT" officeooo:rsid="003a6377" officeooo:paragraph-rsid="003b0b15"/>
    </style:style>
    <style:style style:name="P12" style:family="paragraph" style:parent-style-name="Standard">
      <style:text-properties fo:language="pt" fo:country="PT" officeooo:rsid="003abc4b" officeooo:paragraph-rsid="003abc4b"/>
    </style:style>
    <style:style style:name="P13" style:family="paragraph" style:parent-style-name="Standard">
      <style:text-properties fo:language="pt" fo:country="PT" officeooo:rsid="003b0b15" officeooo:paragraph-rsid="003b0b15"/>
    </style:style>
    <style:style style:name="P14" style:family="paragraph" style:parent-style-name="Standard">
      <style:text-properties fo:language="pt" fo:country="PT"/>
    </style:style>
    <style:style style:name="T1" style:family="text">
      <style:text-properties officeooo:rsid="001d4002"/>
    </style:style>
    <style:style style:name="T2" style:family="text">
      <style:text-properties officeooo:rsid="001fea7c"/>
    </style:style>
    <style:style style:name="T3" style:family="text">
      <style:text-properties officeooo:rsid="00297cde"/>
    </style:style>
    <style:style style:name="T4" style:family="text">
      <style:text-properties officeooo:rsid="002b7804"/>
    </style:style>
    <style:style style:name="T5" style:family="text">
      <style:text-properties officeooo:rsid="00304aa7"/>
    </style:style>
    <style:style style:name="T6" style:family="text">
      <style:text-properties officeooo:rsid="00310066"/>
    </style:style>
    <style:style style:name="T7" style:family="text">
      <style:text-properties officeooo:rsid="003a0bc6"/>
    </style:style>
    <style:style style:name="T8" style:family="text">
      <style:text-properties officeooo:rsid="003a6a7b"/>
    </style:style>
    <style:style style:name="T9" style:family="text">
      <style:text-properties officeooo:rsid="003abca2"/>
    </style:style>
    <style:style style:name="T10" style:family="text">
      <style:text-properties officeooo:rsid="003ad20b"/>
    </style:style>
    <style:style style:name="T11" style:family="text">
      <style:text-properties officeooo:rsid="003b0b15"/>
    </style:style>
    <style:style style:name="T12" style:family="text">
      <style:text-properties officeooo:rsid="003b46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3">descrição do problema</text:span></text:p>
      <text:p text:style-name="P2"><text:tab/>Em termos gerais, <text:span text:style-name="T2">o desafio proposto consiste em criar um programa que permitisse um ou até 4 <text:s/>jogadores jogar uma versão modificada do clássico Mastermind. O programa a implementar tem de seguir uma estrutura descrita no enunciado:</text:span></text:p>
      <text:p text:style-name="P5">- primeiramente, deve perguntar ao utilizador qual a configuração que o jogo deve ter (numero de jogadores e respetivos nomes, numero de jogos, dimensão e complexidade da chave, limite máximo de tempo e jogadas por jogo, );</text:p>
      <text:p text:style-name="P5">- de seguida deve executar a sequencia de jogos para cada jogador;</text:p>
      <text:p text:style-name="P5">- finalmente apresenta as estatísticas em três categorias: vencedor do torneio (mais jogos ganhos, desempata pelo tempo médio de jogo); jogo mais rápido (chave acertada em menos tempo, desempata pelo numero de jogadas); jogo mais curto (chave acertada em menos jogadas, desempata pelo tempo de jogo).</text:p>
      <text:p text:style-name="P1"/>
      <text:p text:style-name="P1">-<text:span text:style-name="T1">abordagem</text:span></text:p>
      <text:p text:style-name="P4"><text:tab/>Por haver certas liberdades e ambiguidades, decisões tiveram de ser tomadas <text:span text:style-name="T4">que definiram a nossa abordagem deste projeto:</text:span></text:p>
      <text:p text:style-name="P6">- <text:s/>consideramos este programa como executando um torneio e como tal as regras e configurações são idênticas para todos os participantes;</text:p>
      <text:p text:style-name="P4">- <text:span text:style-name="T4">os nomes dos jogadores podem aceitar todo o tipo de caracteres tal como os “nicknames” dos jogos atuais desde que não ultrapasse o limite máximo imposto;</text:span></text:p>
      <text:p text:style-name="P4">- <text:span text:style-name="T4">durante o jogo, qualquer jogada invalida (cores não disponiveis ou outras letras, numeros, ou caracteres especiais) é considerada como um erro de atenção não sendo contabilizada como um erro uma tentativa, no entanto o tempo do jogo continua a correr normalmente;</text:span></text:p>
      <text:p text:style-name="P4">- <text:span text:style-name="T5">como exigido no enunciado, as cores serão representadas por letras maiusculas, no entanto o programa aceita letras maiusculas e minusculas (desde que as letras da tentava sejam validas);</text:span></text:p>
      <text:p text:style-name="P4">- <text:span text:style-name="T6">no caso de nenhum jogador ter ganho nem um jogo, as estatiscas apresentam uma mensagem dizendo que não há vencedores em nenhuma categoria;</text:span></text:p>
      <text:p text:style-name="P4">- todos os “inputs” são verificados e em caso algum o programa pode entrar em “loops” infinitos ou fechar porque o input não é o esperado. Por outras palavras, o utilizador pode inserir qualquer input, e mesmo que se engane não tem de correr o programa do inicio. Inputs do tipo “ 2” ou “2 ” (espaços) são considerados como inválidos pois podem ser erros dos utilizadores.</text:p>
      <text:p text:style-name="P7">- <text:span text:style-name="T7">o programa deve apresentar as regras do jogo e um tutorial para o caso de algum utilizador não saiba jogar ou não compreenda a interface</text:span></text:p>
      <text:p text:style-name="P7">- <text:span text:style-name="T7">o pragrama deve ter uma interface simples, não confusa e o mais amiga do utilizador possível</text:span></text:p>
      <text:p text:style-name="P1"/>
      <text:p text:style-name="P1"/>
      <text:p text:style-name="P1"/>
      <text:p text:style-name="P1">-<text:span text:style-name="T1">arquitetura do programa</text:span></text:p>
      <text:p text:style-name="P1">-<text:span text:style-name="T3">descrição das estruturas de dados</text:span></text:p>
      <text:p text:style-name="P12"><text:tab/>Para armazenar diversos tipos de dados necessários à execução do programa foram utilizadas múltiplas estruturas de dados de variados tipos:</text:p>
      <text:p text:style-name="P8">- dados: um “array” de inteiros com 3 dimensões que grava todos os dados de todos os jogos por jogador. Isto é, cada jogador tem uma matriz de tamanho n*3 onde “n” é um n<text:span text:style-name="T8">umero de partidas a serem jogadas que guarda se o jogador conseguiu ganhar o jogo, quanto tempo durou o jogo e quantas jogadas foram efetuadas.</text:span></text:p>
      <text:p text:style-name="P8">- <text:span text:style-name="T9">nome_jogadores: um “array” de caracteres com 2 dimensões, guarda os nomes dos jogadores em forma de lista de “strings”.</text:span></text:p>
      <text:p text:style-name="P8">- <text:span text:style-name="T9">chave: vetor de caracteres (“array” com 1 dimensão) que guarda a chave gerada pelo computador numa “string”.</text:span></text:p>
      <text:p text:style-name="P9">- <text:span text:style-name="T9">copia_chave: vetor de caracteres (“array” com 1 dimensão) que guarda uma copia da chave gerada pelo computador numa “string” para poder modifica-la nas comparações com a tentativa.</text:span></text:p>
      <text:p text:style-name="P10"><text:soft-page-break/>- <text:span text:style-name="T10">jogada: vetor de caracteres (“array” com 1 dimensão) que guarda a chave introduzida pelo jogador numa “string”</text:span></text:p>
      <text:p text:style-name="P11">- <text:span text:style-name="T9">copia_jogada: vetor de caracteres (“array” com 1 dimensão) que guarda uma copia da jogada introduzida pelo jogador numa “string” para poder modifica-la nas comparações com a tentativa.</text:span></text:p>
      <text:p text:style-name="P10">- <text:span text:style-name="T11">mediaTempos: vetor de “floats” que guarda a media do tempo de jogo por jogador.</text:span></text:p>
      <text:p text:style-name="P8"/>
      <text:p text:style-name="P13">Para além <text:span text:style-name="T12">destas estruturas de dados, utilizamos mais variáveis com afim de, por um lado, guardar e processar os inputs do utilizador (nomeadamente as configurações) e, por outro, auxiliarem na correta execução do programa (como variáveis ligadas ao tempo).</text:span></text:p>
      <text:p text:style-name="P8"/>
      <text:p text:style-name="P1">-<text:span text:style-name="T3">descrição dos algoritmos(funções)</text:span></text:p>
      <text:p text:style-name="P3">-funcionamento do programa</text:p>
      <text:p text:style-name="P3">-exempl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9:16:09.444735247</meta:creation-date>
    <dc:date>2019-03-25T16:22:39.301171124</dc:date>
    <meta:editing-duration>PT3H17M3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667" meta:character-count="4094" meta:non-whitespace-character-count="3451"/>
  </office:meta>
</office:document-meta>
</file>